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C3000000D2000000D22718FE1EBE33BEE6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2.1874in" svg:height="2.1874in" draw:z-index="0"><draw:image xlink:href="Pictures/100000C3000000D2000000D22718FE1EBE33BEE6.gif" xlink:type="simple" xlink:show="embed" xlink:actuate="onLoad" draw:mime-type="image/gif"/></draw:frame><text:bookmark text:name="docs-internal-guid-a62c85fe-7fff-f7ed-e032-381a5ccc5f21"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08:43:45.553082458</meta:creation-date>
    <dc:date>2025-04-03T08:51:30.839292144</dc:date>
    <meta:editing-duration>PT7M46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7.3.7.2$Linux_X86_64 LibreOffice_project/30$Build-2</meta:generator>
  </office:meta>
</office:document-meta>
</file>